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1];0)" office:value-type="float" office:value="19">
            <text:p>19</text:p>
          </table:table-cell>
          <table:table-cell table:formula="oooc:=[.K2]/[.K10]" office:value-type="percentage" office:value="0.134751773049645">
            <text:p>13,5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1">
            <text:p>121</text:p>
          </table:table-cell>
          <table:table-cell table:formula="oooc:=[.K3]/[.K10]" office:value-type="percentage" office:value="0.858156028368794">
            <text:p>85,8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1];1)" office:value-type="float" office:value="11">
            <text:p>11</text:p>
          </table:table-cell>
          <table:table-cell table:formula="oooc:=[.K5]/[.K10]" office:value-type="percentage" office:value="0.0780141843971631">
            <text:p>7,8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1];2)" office:value-type="float" office:value="13">
            <text:p>13</text:p>
          </table:table-cell>
          <table:table-cell table:style-name="ce15" table:formula="oooc:=[.K6]/[.K10]" office:value-type="percentage" office:value="0.0921985815602837">
            <text:p>9,2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1];3)" office:value-type="float" office:value="97">
            <text:p>97</text:p>
          </table:table-cell>
          <table:table-cell table:style-name="ce15" table:formula="oooc:=([.K7]/[.K10])" office:value-type="percentage" office:value="0.687943262411348">
            <text:p>68,8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1])" office:value-type="float" office:value="58">
            <text:p>58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1">
            <text:p>141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Vignoni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nd”</text:p>
          </table:table-cell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lefind”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9">19/02/2007</text:date>, <text:time>23.24.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2-19T23:24:39</dc:date>
    <dc:language>it-IT</dc:language>
    <meta:editing-cycles>117</meta:editing-cycles>
    <meta:editing-duration>P3DT5H14M9S</meta:editing-duration>
    <meta:user-defined meta:name="Info 1"/>
    <meta:user-defined meta:name="Info 2"/>
    <meta:user-defined meta:name="Info 3"/>
    <meta:user-defined meta:name="Info 4"/>
    <meta:document-statistic meta:table-count="3" meta:cell-count="796"/>
  </office:meta>
</office:document-meta>
</file>